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EGASYSTEMS «PegaRULES Process Commander (PRPC)»</text:p>
          </draw:text-box>
        </draw:frame>
        <draw:frame presentation:style-name="pr2" draw:text-style-name="P2" draw:layer="layout" svg:width="8.077cm" svg:height="7cm" svg:x="19.523cm" svg:y="13.2cm" presentation:class="subtitle" presentation:user-transformed="true">
          <draw:text-box>
            <text:p text:style-name="P1"/>
            <text:p text:style-name="P1">Выполнила:</text:p>
            <text:p text:style-name="P1">Студентка 3 курса</text:p>
            <text:p text:style-name="P1">Отделения ИКС</text:p>
            <text:p text:style-name="P1">Группы ИС-Б17</text:p>
            <text:p text:style-name="P1">Петренко В.Ю.</text:p>
            <text:p text:style-name="P1"/>
          </draw:text-box>
        </draw:frame>
        <draw:frame presentation:style-name="pr2" draw:text-style-name="P2" draw:layer="layout" svg:width="9.5cm" svg:height="1.062cm" svg:x="10.3cm" svg:y="19.738cm">
          <draw:text-box>
            <text:p text:style-name="P1">Обнинск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Pegasystems специализируется на программном обеспечении для управления бизнес-процессами (BPM) и управления взаимоотношениями с клиентами (CRM), и, как считается, предлагает больше технологий на заказ, чем конкуренты, такие как Oracle Corporation или SAP ER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8T17:14:43.197868931</meta:creation-date>
    <meta:editing-duration>PT7M9S</meta:editing-duration>
    <meta:editing-cycles>2</meta:editing-cycles>
    <meta:generator>LibreOffice/6.0.7.3$Linux_X86_64 LibreOffice_project/00m0$Build-3</meta:generator>
    <dc:title>Alizarin</dc:title>
    <dc:date>2020-02-08T17:21:51.738587093</dc:date>
    <meta:document-statistic meta:object-count="54"/>
  </office:meta>
</office:document-meta>
</file>